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761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2.7366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1.1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30"/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yLi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Requested Quantity 1</text:p>
          </table:table-cell>
          <table:table-cell office:value-type="string" calcext:value-type="string">
            <text:p>Pack Quantity 1</text:p>
          </table:table-cell>
          <table:table-cell table:style-name="Default" office:value-type="string" calcext:value-type="string">
            <text:p>Unit Price 1</text:p>
          </table:table-cell>
          <table:table-cell table:style-name="Default" office:value-type="string" calcext:value-type="string">
            <text:p>Extended Pric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GM15AR71H151JT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CAP CER 150PF 50V X7R 0603</text:p>
          </table:table-cell>
          <table:table-cell office:value-type="float" office:value="183702" calcext:value-type="float">
            <text:p>18370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66" calcext:value-type="currency">
            <text:p>$0.0660</text:p>
          </table:table-cell>
          <table:table-cell table:formula="of:=[.G2]*[.H2]" office:value-type="currency" office:currency="USD" office:value="1.32" calcext:value-type="currency">
            <text:p>$1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21A106KOQNNNE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AP CER 10UF 16V X5R 0805</text:p>
          </table:table-cell>
          <table:table-cell office:value-type="float" office:value="4654160" calcext:value-type="float">
            <text:p>465416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currency" office:currency="USD" office:value="0.0404" calcext:value-type="currency">
            <text:p>$0.0404</text:p>
          </table:table-cell>
          <table:table-cell table:formula="of:=[.G3]*[.H3]" office:value-type="currency" office:currency="USD" office:value="2.424" calcext:value-type="currency">
            <text:p>$2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0603KPX7R9BB10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AP CER 100PF 50V X7R 0603</text:p>
          </table:table-cell>
          <table:table-cell office:value-type="float" office:value="599384" calcext:value-type="float">
            <text:p>59938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currency" office:currency="USD" office:value="0.0262" calcext:value-type="currency">
            <text:p>$0.0262</text:p>
          </table:table-cell>
          <table:table-cell table:formula="of:=[.G4]*[.H4]" office:value-type="currency" office:currency="USD" office:value="1.572" calcext:value-type="currency">
            <text:p>$1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AP CER 10000PF 50V X7R 0603</text:p>
          </table:table-cell>
          <table:table-cell office:value-type="float" office:value="5964154" calcext:value-type="float">
            <text:p>59641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0176" calcext:value-type="currency">
            <text:p>$0.0176</text:p>
          </table:table-cell>
          <table:table-cell table:formula="of:=[.G5]*[.H5]" office:value-type="currency" office:currency="USD" office:value="0.88" calcext:value-type="currency">
            <text:p>$0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0603KPX7R9BB10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AP CER 100PF 50V X7R 0603</text:p>
          </table:table-cell>
          <table:table-cell office:value-type="float" office:value="599384" calcext:value-type="float">
            <text:p>5993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0262" calcext:value-type="currency">
            <text:p>$0.0262</text:p>
          </table:table-cell>
          <table:table-cell table:formula="of:=[.G6]*[.H6]" office:value-type="currency" office:currency="USD" office:value="1.31" calcext:value-type="currency">
            <text:p>$1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10B104KB8NNW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AP CER 0.1UF 50V X7R 0603</text:p>
          </table:table-cell>
          <table:table-cell office:value-type="float" office:value="5750929" calcext:value-type="float">
            <text:p>57509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19" calcext:value-type="currency">
            <text:p>$0.0190</text:p>
          </table:table-cell>
          <table:table-cell table:formula="of:=[.G7]*[.H7]" office:value-type="currency" office:currency="USD" office:value="0.38" calcext:value-type="currency">
            <text:p>$0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AP CER 4.7UF 10V X5R 0603</text:p>
          </table:table-cell>
          <table:table-cell office:value-type="float" office:value="935984" calcext:value-type="float">
            <text:p>93598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currency" office:currency="USD" office:value="0.0234" calcext:value-type="currency">
            <text:p>$0.0234</text:p>
          </table:table-cell>
          <table:table-cell table:formula="of:=[.G8]*[.H8]" office:value-type="currency" office:currency="USD" office:value="1.404" calcext:value-type="currency">
            <text:p>$1.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10B225KP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AP CER 2.2UF 10V X7R 0603</text:p>
          </table:table-cell>
          <table:table-cell office:value-type="float" office:value="6726" calcext:value-type="float">
            <text:p>67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74" calcext:value-type="currency">
            <text:p>$0.0740</text:p>
          </table:table-cell>
          <table:table-cell table:formula="of:=[.G9]*[.H9]" office:value-type="currency" office:currency="USD" office:value="1.48" calcext:value-type="currency">
            <text:p>$1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10B105KP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AP CER 1UF 10V X7R 0603</text:p>
          </table:table-cell>
          <table:table-cell office:value-type="float" office:value="8495060" calcext:value-type="float">
            <text:p>849506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currency" office:currency="USD" office:value="0.021" calcext:value-type="currency">
            <text:p>$0.0210</text:p>
          </table:table-cell>
          <table:table-cell table:formula="of:=[.G10]*[.H10]" office:value-type="currency" office:currency="USD" office:value="1.26" calcext:value-type="currency">
            <text:p>$1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D5Z2.5T1G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TVS DIODE 2.5VWM 10.9VC SOD523</text:p>
          </table:table-cell>
          <table:table-cell office:value-type="float" office:value="103915" calcext:value-type="float">
            <text:p>1039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644" calcext:value-type="currency">
            <text:p>$0.0644</text:p>
          </table:table-cell>
          <table:table-cell table:formula="of:=[.G11]*[.H11]" office:value-type="currency" office:currency="USD" office:value="6.44" calcext:value-type="currency">
            <text:p>$6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F2B7AFS,L3M</text:p>
          </table:table-cell>
          <table:table-cell office:value-type="string" calcext:value-type="string">
            <text:p>Toshiba Semiconductor and Storage</text:p>
          </table:table-cell>
          <table:table-cell office:value-type="string" calcext:value-type="string">
            <text:p>TVS DIODE 5.5VWM 20VC SOD923</text:p>
          </table:table-cell>
          <table:table-cell office:value-type="float" office:value="15852" calcext:value-type="float">
            <text:p>1585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722" calcext:value-type="currency">
            <text:p>$0.0722</text:p>
          </table:table-cell>
          <table:table-cell table:formula="of:=[.G12]*[.H12]" office:value-type="currency" office:currency="USD" office:value="7.22" calcext:value-type="currency">
            <text:p>$7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TST-C19HE1WT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ED RGB DIFFUSED CHIP SMD</text:p>
          </table:table-cell>
          <table:table-cell office:value-type="float" office:value="622228" calcext:value-type="float">
            <text:p>6222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318" calcext:value-type="currency">
            <text:p>$0.3180</text:p>
          </table:table-cell>
          <table:table-cell table:formula="of:=[.G13]*[.H13]" office:value-type="currency" office:currency="USD" office:value="6.36" calcext:value-type="currency">
            <text:p>$6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J-3523-SMT-T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CONN JACK STEREO 3.5MM SMD R/A</text:p>
          </table:table-cell>
          <table:table-cell office:value-type="float" office:value="38972" calcext:value-type="float">
            <text:p>3897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currency" office:currency="USD" office:value="0.8038" calcext:value-type="currency">
            <text:p>$0.8038</text:p>
          </table:table-cell>
          <table:table-cell table:formula="of:=[.G14]*[.H14]" office:value-type="currency" office:currency="USD" office:value="48.228" calcext:value-type="currency">
            <text:p>$48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2-06-UA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CONN HEADER VERT 6POS 2.54MM</text:p>
          </table:table-cell>
          <table:table-cell office:value-type="float" office:value="41773" calcext:value-type="float">
            <text:p>417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1" calcext:value-type="currency">
            <text:p>$0.1000</text:p>
          </table:table-cell>
          <table:table-cell table:formula="of:=[.G15]*[.H15]" office:value-type="currency" office:currency="USD" office:value="2" calcext:value-type="currency">
            <text:p>$2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104110-0001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CONN RCPT USB2.0 MICRO B SMD R/A</text:p>
          </table:table-cell>
          <table:table-cell office:value-type="float" office:value="16549" calcext:value-type="float">
            <text:p>165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705" calcext:value-type="currency">
            <text:p>$0.7050</text:p>
          </table:table-cell>
          <table:table-cell table:formula="of:=[.G16]*[.H16]" office:value-type="currency" office:currency="USD" office:value="14.1" calcext:value-type="currency">
            <text:p>$14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FERRITE BEAD 33 OHM 0603 1LN</text:p>
          </table:table-cell>
          <table:table-cell office:value-type="float" office:value="248584" calcext:value-type="float">
            <text:p>2485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77" calcext:value-type="currency">
            <text:p>$0.0770</text:p>
          </table:table-cell>
          <table:table-cell table:formula="of:=[.G17]*[.H17]" office:value-type="currency" office:currency="USD" office:value="1.54" calcext:value-type="currency">
            <text:p>$1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N73R1JTTD1012B25</text:p>
          </table:table-cell>
          <table:table-cell office:value-type="string" calcext:value-type="string">
            <text:p>KOA Speer Electronics, Inc.</text:p>
          </table:table-cell>
          <table:table-cell office:value-type="string" calcext:value-type="string">
            <text:p>RES 10.1K OHM 0.1% 1/10W 0603</text:p>
          </table:table-cell>
          <table:table-cell office:value-type="float" office:value="18554" calcext:value-type="float">
            <text:p>18554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currency" office:currency="USD" office:value="0.1144" calcext:value-type="currency">
            <text:p>$0.1144</text:p>
          </table:table-cell>
          <table:table-cell table:formula="of:=[.G18]*[.H18]" office:value-type="currency" office:currency="USD" office:value="9.152" calcext:value-type="currency">
            <text:p>$9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CW06038K45FKEA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8.45K OHM 1% 1/10W 0603</text:p>
          </table:table-cell>
          <table:table-cell office:value-type="float" office:value="11444" calcext:value-type="float">
            <text:p>114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34" calcext:value-type="currency">
            <text:p>$0.0340</text:p>
          </table:table-cell>
          <table:table-cell table:formula="of:=[.G19]*[.H19]" office:value-type="currency" office:currency="USD" office:value="0.68" calcext:value-type="currency">
            <text:p>$0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C0603FR-0713K3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13.3K OHM 1% 1/10W 0603</text:p>
          </table:table-cell>
          <table:table-cell office:value-type="float" office:value="238386" calcext:value-type="float">
            <text:p>23838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18" calcext:value-type="currency">
            <text:p>$0.0180</text:p>
          </table:table-cell>
          <table:table-cell table:formula="of:=[.G20]*[.H20]" office:value-type="currency" office:currency="USD" office:value="0.36" calcext:value-type="currency">
            <text:p>$0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C0603JR-072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200 OHM 5% 1/10W 0603</text:p>
          </table:table-cell>
          <table:table-cell office:value-type="float" office:value="1607787" calcext:value-type="float">
            <text:p>16077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14" calcext:value-type="currency">
            <text:p>$0.0140</text:p>
          </table:table-cell>
          <table:table-cell table:formula="of:=[.G21]*[.H21]"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T0603DRE0722K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2.1KOHM 0.5% 1/10W 0603</text:p>
          </table:table-cell>
          <table:table-cell office:value-type="float" office:value="4799" calcext:value-type="float">
            <text:p>47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0498" calcext:value-type="currency">
            <text:p>$0.0498</text:p>
          </table:table-cell>
          <table:table-cell table:formula="of:=[.G22]*[.H22]" office:value-type="currency" office:currency="USD" office:value="2.49" calcext:value-type="currency">
            <text:p>$2.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T0603DRE076K81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6.81KOHM 0.5% 1/10W 0603</text:p>
          </table:table-cell>
          <table:table-cell office:value-type="float" office:value="6647" calcext:value-type="float">
            <text:p>66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0498" calcext:value-type="currency">
            <text:p>$0.0498</text:p>
          </table:table-cell>
          <table:table-cell table:formula="of:=[.G23]*[.H23]" office:value-type="currency" office:currency="USD" office:value="2.49" calcext:value-type="currency">
            <text:p>$2.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MCF0603ZT0R0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0 OHM JUMPER 1/10W 0603</text:p>
          </table:table-cell>
          <table:table-cell office:value-type="float" office:value="13031323" calcext:value-type="float">
            <text:p>130313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0072" calcext:value-type="currency">
            <text:p>$0.0072</text:p>
          </table:table-cell>
          <table:table-cell table:formula="of:=[.G24]*[.H24]" office:value-type="currency" office:currency="USD" office:value="0.36" calcext:value-type="currency">
            <text:p>$0.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T0603DRE072K49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SMD 2.49KOHM 0.5% 1/10W 0603</text:p>
          </table:table-cell>
          <table:table-cell office:value-type="float" office:value="9818" calcext:value-type="float">
            <text:p>981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356" calcext:value-type="currency">
            <text:p>$0.0356</text:p>
          </table:table-cell>
          <table:table-cell table:formula="of:=[.G25]*[.H25]" office:value-type="currency" office:currency="USD" office:value="3.56" calcext:value-type="currency">
            <text:p>$3.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MCF0603FT174K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174K OHM 1% 1/10W 0603</text:p>
          </table:table-cell>
          <table:table-cell office:value-type="float" office:value="77290" calcext:value-type="float">
            <text:p>7729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14" calcext:value-type="currency">
            <text:p>$0.0140</text:p>
          </table:table-cell>
          <table:table-cell table:formula="of:=[.G26]*[.H26]"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MCF0603FT56K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56K OHM 1% 1/10W 0603</text:p>
          </table:table-cell>
          <table:table-cell office:value-type="float" office:value="143611" calcext:value-type="float">
            <text:p>1436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14" calcext:value-type="currency">
            <text:p>$0.0140</text:p>
          </table:table-cell>
          <table:table-cell table:formula="of:=[.G27]*[.H27]"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C0603JR-0756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560 OHM 5% 1/10W 0603</text:p>
          </table:table-cell>
          <table:table-cell office:value-type="float" office:value="282535" calcext:value-type="float">
            <text:p>2825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014" calcext:value-type="currency">
            <text:p>$0.0140</text:p>
          </table:table-cell>
          <table:table-cell table:formula="of:=[.G28]*[.H28]"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C0603JR-0724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240 OHM 5% 1/10W 0603</text:p>
          </table:table-cell>
          <table:table-cell office:value-type="float" office:value="178445" calcext:value-type="float">
            <text:p>1784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0088" calcext:value-type="currency">
            <text:p>$0.0088</text:p>
          </table:table-cell>
          <table:table-cell table:formula="of:=[.G29]*[.H29]"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C0603JR-0710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 100K OHM 5% 1/10W 0603</text:p>
          </table:table-cell>
          <table:table-cell office:value-type="float" office:value="3908042" calcext:value-type="float">
            <text:p>39080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0088" calcext:value-type="currency">
            <text:p>$0.0088</text:p>
          </table:table-cell>
          <table:table-cell table:formula="of:=[.G30]*[.H30]"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386P-1-103TLF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TRIMMER 10K OHM 0.5W PC PIN TOP</text:p>
          </table:table-cell>
          <table:table-cell office:value-type="float" office:value="5600" calcext:value-type="float">
            <text:p>56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2.068" calcext:value-type="currency">
            <text:p>$2.0680</text:p>
          </table:table-cell>
          <table:table-cell table:formula="of:=[.G31]*[.H31]" office:value-type="currency" office:currency="USD" office:value="82.72" calcext:value-type="currency">
            <text:p>$82.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LV9162I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UAL, 16-V, 10-MHZ, RAIL-TO-RAIL</text:p>
          </table:table-cell>
          <table:table-cell office:value-type="float" office:value="2929" calcext:value-type="float">
            <text:p>29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1.234" calcext:value-type="currency">
            <text:p>$1.2340</text:p>
          </table:table-cell>
          <table:table-cell table:formula="of:=[.G32]*[.H32]" office:value-type="currency" office:currency="USD" office:value="24.68" calcext:value-type="currency">
            <text:p>$24.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PA1677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OW DISTORTION (-120 DB), LOW NO</text:p>
          </table:table-cell>
          <table:table-cell office:value-type="float" office:value="5257" calcext:value-type="float">
            <text:p>525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0.6576" calcext:value-type="currency">
            <text:p>$0.6576</text:p>
          </table:table-cell>
          <table:table-cell table:formula="of:=[.G33]*[.H33]" office:value-type="currency" office:currency="USD" office:value="26.304" calcext:value-type="currency">
            <text:p>$26.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M27761DSG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C REG CHRG PUMP ADJ 250MA 8WSON</text:p>
          </table:table-cell>
          <table:table-cell office:value-type="float" office:value="34382" calcext:value-type="float">
            <text:p>3438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1.43" calcext:value-type="currency">
            <text:p>$1.4300</text:p>
          </table:table-cell>
          <table:table-cell table:formula="of:=[.G34]*[.H34]" office:value-type="currency" office:currency="USD" office:value="28.6" calcext:value-type="currency">
            <text:p>$28.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PA2310IDGK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UAL-CHANNEL, 5.5-V, 3-MHZ, HIGH</text:p>
          </table:table-cell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793" calcext:value-type="currency">
            <text:p>$0.7930</text:p>
          </table:table-cell>
          <table:table-cell table:formula="of:=[.G35]*[.H35]" office:value-type="currency" office:currency="USD" office:value="15.86" calcext:value-type="currency">
            <text:p>$15.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CB and assembl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currency" office:currency="USD" office:value="19.2" calcext:value-type="currency">
            <text:p>$19.20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Total cost:</text:p>
          </table:table-cell>
          <table:table-cell table:style-name="ce3" table:formula="of:=SUM([.I2:.I36])" office:value-type="currency" office:currency="USD" office:value="316.374" calcext:value-type="currency">
            <text:p>$316.37</text:p>
          </table:table-cell>
        </table:table-row>
        <table:table-row table:style-name="ro1">
          <table:table-cell table:number-columns-repeated="7"/>
          <table:table-cell table:style-name="Default" office:value-type="string" calcext:value-type="string">
            <text:p>Per board:</text:p>
          </table:table-cell>
          <table:table-cell table:style-name="ce3" table:formula="of:=[.I37]/20" office:value-type="currency" office:currency="USD" office:value="15.8187" calcext:value-type="currency">
            <text:p>$15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3T13:55:06.541885082</dc:date>
    <meta:editing-duration>PT10M57S</meta:editing-duration>
    <meta:editing-cycles>2</meta:editing-cycles>
    <meta:generator>LibreOffice/7.5.5.2$Linux_X86_64 LibreOffice_project/50$Build-2</meta:generator>
    <meta:document-statistic meta:table-count="1" meta:cell-count="323" meta:object-count="0"/>
  </office:meta>
</office:document-meta>
</file>